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3.056cm"/>
      <style:paragraph-properties style:writing-mode="lr-tb"/>
    </style:style>
    <style:style style:name="gr2" style:family="graphic" style:parent-style-name="standard">
      <style:graphic-properties draw:fill-color="#c9211e" draw:textarea-horizontal-align="justify" draw:textarea-vertical-align="middle" draw:auto-grow-height="false" fo:min-height="2.671cm" fo:min-width="3.0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2.921cm" svg:x="1.381cm" svg:y="2.778cm">
          <text:p text:style-name="P1">Create</text:p>
          <text:p text:style-name="P1">Character</text:p>
          <text:p text:style-name="P1">Request</text:p>
          <text:p text:style-name="P1">requestI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921cm" svg:x="5.826cm" svg:y="2.651cm">
          <text:p text:style-name="P1">Character </text:p>
          <text:p text:style-name="P1">Created</text:p>
          <text:p text:style-name="P1">RequestId</text:p>
          <text:p text:style-name="P1">eventI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7:46:05.962868391</meta:creation-date>
    <dc:date>2020-10-09T18:49:08.267274795</dc:date>
    <meta:editing-duration>PT57S</meta:editing-duration>
    <meta:editing-cycles>1</meta:editing-cycles>
    <meta:document-statistic meta:object-count="2"/>
    <meta:generator>LibreOffice/6.4.6.2$Linux_X86_64 LibreOffice_project/40$Build-2</meta:generator>
  </office:meta>
</office:document-meta>
</file>